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0">
            <text:p>T1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74700.0">
            <text:p>74700.0</text:p>
          </table:table-cell>
          <table:table-cell office:value-type="float" office:value="1290.0">
            <text:p>129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78">
            <text:p>-39.78</text:p>
          </table:table-cell>
          <table:table-cell office:value-type="float" office:value="3.61">
            <text:p>3.61</text:p>
          </table:table-cell>
          <table:table-cell office:value-type="float" office:value="3.61">
            <text:p>3.61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7">
            <text:p>T7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52960.0">
            <text:p>52960.0</text:p>
          </table:table-cell>
          <table:table-cell office:value-type="float" office:value="1040.0">
            <text:p>104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52">
            <text:p>-44.52</text:p>
          </table:table-cell>
          <table:table-cell office:value-type="float" office:value="2.86">
            <text:p>2.86</text:p>
          </table:table-cell>
          <table:table-cell office:value-type="float" office:value="2.86">
            <text:p>2.86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6">
            <text:p>T6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48980.0">
            <text:p>48980.0</text:p>
          </table:table-cell>
          <table:table-cell office:value-type="float" office:value="1090.0">
            <text:p>109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88">
            <text:p>-45.88</text:p>
          </table:table-cell>
          <table:table-cell office:value-type="float" office:value="3.15">
            <text:p>3.15</text:p>
          </table:table-cell>
          <table:table-cell office:value-type="float" office:value="3.15">
            <text:p>3.15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5">
            <text:p>T5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44130.0">
            <text:p>44130.0</text:p>
          </table:table-cell>
          <table:table-cell office:value-type="float" office:value="1030.0">
            <text:p>103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07">
            <text:p>-44.07</text:p>
          </table:table-cell>
          <table:table-cell office:value-type="float" office:value="2.92">
            <text:p>2.92</text:p>
          </table:table-cell>
          <table:table-cell office:value-type="float" office:value="2.92">
            <text:p>2.92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4">
            <text:p>T4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43050.0">
            <text:p>43050.0</text:p>
          </table:table-cell>
          <table:table-cell office:value-type="float" office:value="1560.0">
            <text:p>156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21">
            <text:p>-56.21</text:p>
          </table:table-cell>
          <table:table-cell office:value-type="float" office:value="4.54">
            <text:p>4.54</text:p>
          </table:table-cell>
          <table:table-cell office:value-type="float" office:value="4.54">
            <text:p>4.54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31">
            <text:p>T31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413740.0">
            <text:p>413740.0</text:p>
          </table:table-cell>
          <table:table-cell office:value-type="float" office:value="6860.0">
            <text:p>686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51">
            <text:p>16.51</text:p>
          </table:table-cell>
          <table:table-cell office:value-type="float" office:value="18.6">
            <text:p>18.6</text:p>
          </table:table-cell>
          <table:table-cell office:value-type="float" office:value="18.6">
            <text:p>18.6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30">
            <text:p>T3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81420.0">
            <text:p>381420.0</text:p>
          </table:table-cell>
          <table:table-cell office:value-type="float" office:value="6780.0">
            <text:p>678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1">
            <text:p>-8.1</text:p>
          </table:table-cell>
          <table:table-cell office:value-type="float" office:value="17.27">
            <text:p>17.27</text:p>
          </table:table-cell>
          <table:table-cell office:value-type="float" office:value="17.27">
            <text:p>17.2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3">
            <text:p>T3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7350.0">
            <text:p>37350.0</text:p>
          </table:table-cell>
          <table:table-cell office:value-type="float" office:value="2380.0">
            <text:p>238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16">
            <text:p>-59.16</text:p>
          </table:table-cell>
          <table:table-cell office:value-type="float" office:value="7.3">
            <text:p>7.3</text:p>
          </table:table-cell>
          <table:table-cell office:value-type="float" office:value="7.3">
            <text:p>7.3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9">
            <text:p>T29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70590.0">
            <text:p>370590.0</text:p>
          </table:table-cell>
          <table:table-cell office:value-type="float" office:value="6930.0">
            <text:p>693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94">
            <text:p>-25.94</text:p>
          </table:table-cell>
          <table:table-cell office:value-type="float" office:value="17.48">
            <text:p>17.48</text:p>
          </table:table-cell>
          <table:table-cell office:value-type="float" office:value="17.48">
            <text:p>17.48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8">
            <text:p>T28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21530.0">
            <text:p>321530.0</text:p>
          </table:table-cell>
          <table:table-cell office:value-type="float" office:value="5480.0">
            <text:p>548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14.48">
            <text:p>14.48</text:p>
          </table:table-cell>
          <table:table-cell office:value-type="float" office:value="14.48">
            <text:p>14.48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7">
            <text:p>T27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86860.0">
            <text:p>286860.0</text:p>
          </table:table-cell>
          <table:table-cell office:value-type="float" office:value="4930.0">
            <text:p>493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12.97">
            <text:p>12.97</text:p>
          </table:table-cell>
          <table:table-cell office:value-type="float" office:value="12.97">
            <text:p>12.9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6">
            <text:p>T26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77240.0">
            <text:p>277240.0</text:p>
          </table:table-cell>
          <table:table-cell office:value-type="float" office:value="5190.0">
            <text:p>519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13">
            <text:p>-25.13</text:p>
          </table:table-cell>
          <table:table-cell office:value-type="float" office:value="13.37">
            <text:p>13.37</text:p>
          </table:table-cell>
          <table:table-cell office:value-type="float" office:value="13.37">
            <text:p>13.3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5">
            <text:p>T25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38310.0">
            <text:p>238310.0</text:p>
          </table:table-cell>
          <table:table-cell office:value-type="float" office:value="3990.0">
            <text:p>399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4">
            <text:p>0.54</text:p>
          </table:table-cell>
          <table:table-cell office:value-type="float" office:value="10.8">
            <text:p>10.8</text:p>
          </table:table-cell>
          <table:table-cell office:value-type="float" office:value="10.8">
            <text:p>10.8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4">
            <text:p>T24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34400.0">
            <text:p>234400.0</text:p>
          </table:table-cell>
          <table:table-cell office:value-type="float" office:value="6280.0">
            <text:p>628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97">
            <text:p>-11.97</text:p>
          </table:table-cell>
          <table:table-cell office:value-type="float" office:value="16.14">
            <text:p>16.14</text:p>
          </table:table-cell>
          <table:table-cell office:value-type="float" office:value="16.14">
            <text:p>16.14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3">
            <text:p>T23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21740.0">
            <text:p>221740.0</text:p>
          </table:table-cell>
          <table:table-cell office:value-type="float" office:value="3630.0">
            <text:p>363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1">
            <text:p>-5.91</text:p>
          </table:table-cell>
          <table:table-cell office:value-type="float" office:value="9.84">
            <text:p>9.84</text:p>
          </table:table-cell>
          <table:table-cell office:value-type="float" office:value="9.84">
            <text:p>9.84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2">
            <text:p>T22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12960.0">
            <text:p>212960.0</text:p>
          </table:table-cell>
          <table:table-cell office:value-type="float" office:value="3540.0">
            <text:p>354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9.7">
            <text:p>9.7</text:p>
          </table:table-cell>
          <table:table-cell office:value-type="float" office:value="9.7">
            <text:p>9.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1">
            <text:p>T21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96140.0">
            <text:p>196140.0</text:p>
          </table:table-cell>
          <table:table-cell office:value-type="float" office:value="3310.0">
            <text:p>331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9">
            <text:p>-4.29</text:p>
          </table:table-cell>
          <table:table-cell office:value-type="float" office:value="9.1">
            <text:p>9.1</text:p>
          </table:table-cell>
          <table:table-cell office:value-type="float" office:value="9.1">
            <text:p>9.1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0">
            <text:p>T2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86520.0">
            <text:p>186520.0</text:p>
          </table:table-cell>
          <table:table-cell office:value-type="float" office:value="3170.0">
            <text:p>317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32">
            <text:p>-27.32</text:p>
          </table:table-cell>
          <table:table-cell office:value-type="float" office:value="8.8">
            <text:p>8.8</text:p>
          </table:table-cell>
          <table:table-cell office:value-type="float" office:value="8.8">
            <text:p>8.8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2">
            <text:p>T2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2119.999999999996">
            <text:p>32119.999999999996</text:p>
          </table:table-cell>
          <table:table-cell office:value-type="float" office:value="5870.0">
            <text:p>587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2">
            <text:p>-64.62</text:p>
          </table:table-cell>
          <table:table-cell office:value-type="float" office:value="18.93">
            <text:p>18.93</text:p>
          </table:table-cell>
          <table:table-cell office:value-type="float" office:value="18.93">
            <text:p>18.93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9">
            <text:p>T19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72580.0">
            <text:p>172580.0</text:p>
          </table:table-cell>
          <table:table-cell office:value-type="float" office:value="2900.0">
            <text:p>290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6">
            <text:p>-31.6</text:p>
          </table:table-cell>
          <table:table-cell office:value-type="float" office:value="8.07">
            <text:p>8.07</text:p>
          </table:table-cell>
          <table:table-cell office:value-type="float" office:value="8.07">
            <text:p>8.0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8">
            <text:p>T18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65150.0">
            <text:p>165150.0</text:p>
          </table:table-cell>
          <table:table-cell office:value-type="float" office:value="3030.0">
            <text:p>303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44">
            <text:p>-41.44</text:p>
          </table:table-cell>
          <table:table-cell office:value-type="float" office:value="8.54">
            <text:p>8.54</text:p>
          </table:table-cell>
          <table:table-cell office:value-type="float" office:value="8.54">
            <text:p>8.54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7">
            <text:p>T17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57300.0">
            <text:p>157300.0</text:p>
          </table:table-cell>
          <table:table-cell office:value-type="float" office:value="3420.0">
            <text:p>342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14">
            <text:p>-43.14</text:p>
          </table:table-cell>
          <table:table-cell office:value-type="float" office:value="10.71">
            <text:p>10.71</text:p>
          </table:table-cell>
          <table:table-cell office:value-type="float" office:value="10.71">
            <text:p>10.71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6">
            <text:p>T16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27000.0">
            <text:p>127000.0</text:p>
          </table:table-cell>
          <table:table-cell office:value-type="float" office:value="2000.0">
            <text:p>200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5">
            <text:p>T15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19770.0">
            <text:p>119770.0</text:p>
          </table:table-cell>
          <table:table-cell office:value-type="float" office:value="1990.0">
            <text:p>199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49">
            <text:p>2.49</text:p>
          </table:table-cell>
          <table:table-cell office:value-type="float" office:value="5.57">
            <text:p>5.57</text:p>
          </table:table-cell>
          <table:table-cell office:value-type="float" office:value="5.57">
            <text:p>5.5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4">
            <text:p>T14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100690.0">
            <text:p>100690.0</text:p>
          </table:table-cell>
          <table:table-cell office:value-type="float" office:value="1770.0">
            <text:p>177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3">
            <text:p>-8.73</text:p>
          </table:table-cell>
          <table:table-cell office:value-type="float" office:value="4.76">
            <text:p>4.76</text:p>
          </table:table-cell>
          <table:table-cell office:value-type="float" office:value="4.76">
            <text:p>4.76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3">
            <text:p>T13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95450.0">
            <text:p>95450.0</text:p>
          </table:table-cell>
          <table:table-cell office:value-type="float" office:value="1760.0">
            <text:p>176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91">
            <text:p>-28.91</text:p>
          </table:table-cell>
          <table:table-cell office:value-type="float" office:value="4.91">
            <text:p>4.91</text:p>
          </table:table-cell>
          <table:table-cell office:value-type="float" office:value="4.91">
            <text:p>4.91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2">
            <text:p>T12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86320.0">
            <text:p>86320.0</text:p>
          </table:table-cell>
          <table:table-cell office:value-type="float" office:value="2260.0">
            <text:p>226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32">
            <text:p>-24.32</text:p>
          </table:table-cell>
          <table:table-cell office:value-type="float" office:value="6.77">
            <text:p>6.77</text:p>
          </table:table-cell>
          <table:table-cell office:value-type="float" office:value="6.77">
            <text:p>6.77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11">
            <text:p>T11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79710.0">
            <text:p>79710.0</text:p>
          </table:table-cell>
          <table:table-cell office:value-type="float" office:value="1380.0">
            <text:p>138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0.93">
            <text:p>-20.93</text:p>
          </table:table-cell>
          <table:table-cell office:value-type="float" office:value="3.78">
            <text:p>3.78</text:p>
          </table:table-cell>
          <table:table-cell office:value-type="float" office:value="3.78">
            <text:p>3.78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8">
            <text:p>T8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59680.0">
            <text:p>59680.0</text:p>
          </table:table-cell>
          <table:table-cell office:value-type="float" office:value="1170.0">
            <text:p>117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34">
            <text:p>-45.34</text:p>
          </table:table-cell>
          <table:table-cell office:value-type="float" office:value="3.16">
            <text:p>3.16</text:p>
          </table:table-cell>
          <table:table-cell office:value-type="float" office:value="3.16">
            <text:p>3.16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age_model">
            <text:p>age_model</text:p>
          </table:table-cell>
          <table:table-cell office:value-type="string" office:value="T9">
            <text:p>T9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69960.0">
            <text:p>69960.0</text:p>
          </table:table-cell>
          <table:table-cell office:value-type="float" office:value="1190.0">
            <text:p>1190.0</text:p>
          </table:table-cell>
          <table:table-cell office:value-type="string" office:value="satellite_derived_shoreline_angle">
            <text:p>satellite_derived_shoreline_angl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85">
            <text:p>-43.85</text:p>
          </table:table-cell>
          <table:table-cell office:value-type="float" office:value="3.32">
            <text:p>3.32</text:p>
          </table:table-cell>
          <table:table-cell office:value-type="float" office:value="3.32">
            <text:p>3.32</text:p>
          </table:table-cell>
          <table:table-cell office:value-type="string" office:value="ChappellEtal1996,Chappell2002,deGelderEtal2022,HibbertEtal2016">
            <text:p>ChappellEtal1996,Chappell2002,deGelderEtal2022,Hibbert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